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4cm" svg:height="1.1cm" svg:x="0.3cm" svg:y="2.65cm">
          <text:p text:style-name="P1"><text:span text:style-name="T1">Fuzzyficaçã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1.1cm" svg:x="5.7cm" svg:y="5.2cm">
          <text:p text:style-name="P1"><text:span text:style-name="T1">Inferênc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cm" svg:height="1.1cm" svg:x="11cm" svg:y="2.65cm">
          <text:p text:style-name="P1"><text:span text:style-name="T1">Defuzzyfic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xml:id="id1" draw:id="id1" draw:layer="layout" svg:width="2.911cm" svg:height="1.199cm" svg:x="0.845cm" svg:y="0.1cm">
          <draw:text-box>
            <text:p text:style-name="P1">Dados sobre</text:p>
            <text:p text:style-name="P1">o ambiente</text:p>
          </draw:text-box>
        </draw:frame>
        <draw:connector draw:style-name="gr3" draw:text-style-name="P2" draw:layer="layout" svg:x1="2.3cm" svg:y1="1.299cm" svg:x2="2.3cm" svg:y2="2.65cm" draw:start-shape="id1" draw:start-glue-point="2" draw:end-shape="id2" draw:end-glue-point="0" svg:d="m2300 1299v1351">
          <text:p/>
        </draw:connector>
        <draw:connector draw:style-name="gr3" draw:text-style-name="P2" draw:layer="layout" svg:x1="2.3cm" svg:y1="3.75cm" svg:x2="5.7cm" svg:y2="5.75cm" draw:start-shape="id2" draw:start-glue-point="2" draw:end-shape="id3" draw:end-glue-point="3" svg:d="m2300 3750v2000h3400">
          <text:p/>
        </draw:connector>
        <draw:connector draw:style-name="gr3" draw:text-style-name="P2" draw:layer="layout" svg:x1="9.7cm" svg:y1="5.75cm" svg:x2="13cm" svg:y2="3.75cm" draw:start-shape="id3" draw:start-glue-point="1" draw:end-shape="id4" draw:end-glue-point="2" svg:d="m9700 5750h3300v-2000">
          <text:p/>
        </draw:connector>
        <draw:frame draw:style-name="gr2" draw:text-style-name="P1" draw:layer="layout" svg:width="2.441cm" svg:height="1.199cm" svg:x="2.2cm" svg:y="4.6cm">
          <draw:text-box>
            <text:p text:style-name="P1">Conjuntos</text:p>
            <text:p text:style-name="P1">nebulosos</text:p>
          </draw:text-box>
        </draw:frame>
        <draw:frame draw:style-name="gr2" draw:text-style-name="P3" xml:id="id5" draw:id="id5" draw:layer="layout" svg:width="1.865cm" svg:height="0.725cm" svg:x="6.768cm" svg:y="3cm">
          <draw:text-box>
            <text:p text:style-name="P3">Regras</text:p>
          </draw:text-box>
        </draw:frame>
        <draw:connector draw:style-name="gr3" draw:text-style-name="P2" draw:layer="layout" svg:x1="7.7cm" svg:y1="3.725cm" svg:x2="7.7cm" svg:y2="5.2cm" draw:start-shape="id5" draw:start-glue-point="2" draw:end-shape="id3" draw:end-glue-point="0" svg:d="m7700 3725v1475">
          <text:p/>
        </draw:connector>
        <draw:connector draw:style-name="gr3" draw:text-style-name="P2" draw:layer="layout" svg:x1="15cm" svg:y1="3.2cm" svg:x2="18.64cm" svg:y2="3.195cm" draw:start-shape="id4" draw:start-glue-point="1" svg:d="m15000 3200h2071v-5h1569">
          <text:p/>
        </draw:connector>
        <draw:frame draw:style-name="gr2" draw:text-style-name="P1" draw:layer="layout" svg:width="3.152cm" svg:height="1.199cm" svg:x="15.1cm" svg:y="2.001cm">
          <draw:text-box>
            <text:p text:style-name="P1">Comandos ao</text:p>
            <text:p text:style-name="P1">agente</text:p>
          </draw:text-box>
        </draw:frame>
        <draw:frame draw:style-name="gr2" draw:text-style-name="P1" draw:layer="layout" svg:width="2.72cm" svg:height="1.199cm" svg:x="10.301cm" svg:y="4.601cm">
          <draw:text-box>
            <text:p text:style-name="P1">Conclusões</text:p>
            <text:p text:style-name="P1">nebulos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miro Pereira de Magalhães</meta:initial-creator>
    <meta:creation-date>2012-05-12T14:21:35</meta:creation-date>
    <dc:date>2012-05-12T16:42:43</dc:date>
    <dc:creator>Ramiro Pereira de Magalhães</dc:creator>
    <meta:editing-duration>PT2H21M8S</meta:editing-duration>
    <meta:editing-cycles>7</meta:editing-cycles>
    <meta:generator>LibreOffice/3.4$Linux LibreOffice_project/340m1$Build-602</meta:generator>
    <meta:document-statistic meta:object-count="13"/>
  </office:meta>
</office:document-meta>
</file>